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916cm"/>
    </style:style>
    <style:style style:name="co2" style:family="table-column">
      <style:table-column-properties fo:break-before="auto" style:column-width="3.246cm"/>
    </style:style>
    <style:style style:name="co3" style:family="table-column">
      <style:table-column-properties fo:break-before="auto" style:column-width="2.702cm"/>
    </style:style>
    <style:style style:name="co4" style:family="table-column">
      <style:table-column-properties fo:break-before="auto" style:column-width="2.681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data-style-name="N41"/>
  </office:automatic-styles>
  <office:body>
    <office:spreadsheet>
      <table:calculation-settings table:automatic-find-labels="false" table:use-regular-expressions="false" table:use-wildcards="true"/>
      <table:table table:name="Shop"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5" table:number-columns-repeated="2" table:default-cell-style-name="ce1"/>
        <table:table-column table:style-name="co5" table:number-columns-repeated="8" table:default-cell-style-name="Default"/>
        <table:table-row table:style-name="ro1">
          <table:table-cell office:value-type="string" calcext:value-type="string">
            <text:p>userEmail</text:p>
          </table:table-cell>
          <table:table-cell office:value-type="string" calcext:value-type="string">
            <text:p>shopEmail</text:p>
          </table:table-cell>
          <table:table-cell office:value-type="string" calcext:value-type="string">
            <text:p>shopName</text:p>
          </table:table-cell>
          <table:table-cell office:value-type="string" calcext:value-type="string">
            <text:p>mobileNumber</text:p>
          </table:table-cell>
          <table:table-cell office:value-type="string" calcext:value-type="string">
            <text:p>CommissionFee</text:p>
          </table:table-cell>
          <table:table-cell office:value-type="string" calcext:value-type="string">
            <text:p>image</text:p>
          </table:table-cell>
          <table:table-cell table:style-name="Default" office:value-type="string" calcext:value-type="string">
            <text:p>openTime</text:p>
          </table:table-cell>
          <table:table-cell table:style-name="Default" office:value-type="string" calcext:value-type="string">
            <text:p>closeTime</text:p>
          </table:table-cell>
          <table:table-cell office:value-type="string" calcext:value-type="string">
            <text:p>description</text:p>
          </table:table-cell>
          <table:table-cell office:value-type="string" calcext:value-type="string">
            <text:p>addressLine1</text:p>
          </table:table-cell>
          <table:table-cell office:value-type="string" calcext:value-type="string">
            <text:p>addressLine2</text:p>
          </table:table-cell>
          <table:table-cell office:value-type="string" calcext:value-type="string">
            <text:p>latitude</text:p>
          </table:table-cell>
          <table:table-cell office:value-type="string" calcext:value-type="string">
            <text:p>longitude</text:p>
          </table:table-cell>
          <table:table-cell office:value-type="string" calcext:value-type="string">
            <text:p>city</text:p>
          </table:table-cell>
          <table:table-cell office:value-type="string" calcext:value-type="string">
            <text:p>state</text:p>
          </table:table-cell>
          <table:table-cell office:value-type="string" calcext:value-type="string">
            <text:p>zipCode</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3300 W Camelback Rd, Phoenix, AZ 85017</text:p>
          </table:table-cell>
          <table:table-cell/>
          <table:table-cell office:value-type="float" office:value="33.512569" calcext:value-type="float">
            <text:p>33.512569</text:p>
          </table:table-cell>
          <table:table-cell office:value-type="float" office:value="-112.127373" calcext:value-type="float">
            <text:p>-112.127373</text:p>
          </table:table-cell>
          <table:table-cell office:value-type="string" calcext:value-type="string">
            <text:p>Phoenix</text:p>
          </table:table-cell>
          <table:table-cell office:value-type="string" calcext:value-type="string">
            <text:p>Arizona</text:p>
          </table:table-cell>
          <table:table-cell office:value-type="float" office:value="85017" calcext:value-type="float">
            <text:p>85017</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6000 W Olive Ave, Glendale, AZ 85302</text:p>
          </table:table-cell>
          <table:table-cell/>
          <table:table-cell office:value-type="float" office:value="33.56749" calcext:value-type="float">
            <text:p>33.56749</text:p>
          </table:table-cell>
          <table:table-cell office:value-type="float" office:value="-112.177628" calcext:value-type="float">
            <text:p>-112.177628</text:p>
          </table:table-cell>
          <table:table-cell office:value-type="string" calcext:value-type="string">
            <text:p>Phoenix</text:p>
          </table:table-cell>
          <table:table-cell office:value-type="string" calcext:value-type="string">
            <text:p>Arizona</text:p>
          </table:table-cell>
          <table:table-cell office:value-type="float" office:value="85302" calcext:value-type="float">
            <text:p>85302</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730 N Mill Ave, Tempe, AZ 85281</text:p>
          </table:table-cell>
          <table:table-cell/>
          <table:table-cell office:value-type="float" office:value="33.436939" calcext:value-type="float">
            <text:p>33.436939</text:p>
          </table:table-cell>
          <table:table-cell office:value-type="float" office:value="-111.943901" calcext:value-type="float">
            <text:p>-111.943901</text:p>
          </table:table-cell>
          <table:table-cell office:value-type="string" calcext:value-type="string">
            <text:p>Phoenix</text:p>
          </table:table-cell>
          <table:table-cell office:value-type="string" calcext:value-type="string">
            <text:p>Arizona</text:p>
          </table:table-cell>
          <table:table-cell office:value-type="float" office:value="85281" calcext:value-type="float">
            <text:p>85281</text:p>
          </table:table-cell>
        </table:table-row>
        <table:table-row table:style-name="ro1">
          <table:table-cell table:number-columns-repeated="2" office:value-type="string" calcext:value-type="string">
            <text:p>cstjean@ano.solutions</text:p>
          </table:table-cell>
          <table:table-cell office:value-type="string" calcext:value-type="string">
            <text:p>ANO Technologies</text:p>
          </table:table-cell>
          <table:table-cell office:value-type="float" office:value="7865565820" calcext:value-type="float">
            <text:p>7865565820</text:p>
          </table:table-cell>
          <table:table-cell office:value-type="float" office:value="17" calcext:value-type="float">
            <text:p>17</text:p>
          </table:table-cell>
          <table:table-cell office:value-type="string" calcext:value-type="string">
            <text:p>https://ano-bucket.s3.ap-south-1.amazonaws.com/5b9ab7260965c.jpg</text:p>
          </table:table-cell>
          <table:table-cell office:value-type="time" office:time-value="PT09H00M00S" calcext:value-type="time">
            <text:p>09:00:00</text:p>
          </table:table-cell>
          <table:table-cell office:value-type="time" office:time-value="PT21H00M00S" calcext:value-type="time">
            <text:p>21:00:00</text:p>
          </table:table-cell>
          <table:table-cell office:value-type="string" calcext:value-type="string">
            <text:p>ANO is the safest choice for sell, buy, repair or accessorize your smartphone or laptop in Arizona!! Millions of Americans in Arizona visit ANO to repair their mobiles and laptops. We have specially trained technicians who can repair or upgrade all commonly broken parts of the most popular laptop and mobile brands.</text:p>
          </table:table-cell>
          <table:table-cell office:value-type="string" calcext:value-type="string">
            <text:p>12211 N Cave Creek Rd, Phoenix, AZ 85022</text:p>
          </table:table-cell>
          <table:table-cell/>
          <table:table-cell office:value-type="float" office:value="33.598" calcext:value-type="float">
            <text:p>33.598</text:p>
          </table:table-cell>
          <table:table-cell office:value-type="float" office:value="-112.03585" calcext:value-type="float">
            <text:p>-112.03585</text:p>
          </table:table-cell>
          <table:table-cell office:value-type="string" calcext:value-type="string">
            <text:p>Phoenix</text:p>
          </table:table-cell>
          <table:table-cell office:value-type="string" calcext:value-type="string">
            <text:p>Arizona</text:p>
          </table:table-cell>
          <table:table-cell office:value-type="float" office:value="85022" calcext:value-type="float">
            <text:p>85022</text:p>
          </table:table-cell>
        </table:table-row>
      </table:table>
      <table:table table:name="Issue" table:style-name="ta1">
        <table:table-column table:style-name="co5" table:default-cell-style-name="Default"/>
        <table:table-row table:style-name="ro1">
          <table:table-cell office:value-type="string" calcext:value-type="string">
            <text:p>Issues</text:p>
          </table:table-cell>
        </table:table-row>
        <table:table-row table:style-name="ro1">
          <table:table-cell office:value-type="string" calcext:value-type="string">
            <text:p>Broken Screen</text:p>
          </table:table-cell>
        </table:table-row>
        <table:table-row table:style-name="ro1">
          <table:table-cell office:value-type="string" calcext:value-type="string">
            <text:p>Water Damaged</text:p>
          </table:table-cell>
        </table:table-row>
        <table:table-row table:style-name="ro1">
          <table:table-cell office:value-type="string" calcext:value-type="string">
            <text:p>Short Battery Life</text:p>
          </table:table-cell>
        </table:table-row>
        <table:table-row table:style-name="ro1">
          <table:table-cell office:value-type="string" calcext:value-type="string">
            <text:p>Won't Charge</text:p>
          </table:table-cell>
        </table:table-row>
        <table:table-row table:style-name="ro1">
          <table:table-cell office:value-type="string" calcext:value-type="string">
            <text:p>Unlock / Software</text:p>
          </table:table-cell>
        </table:table-row>
        <table:table-row table:style-name="ro1">
          <table:table-cell office:value-type="string" calcext:value-type="string">
            <text:p>Camera Issues</text:p>
          </table:table-cell>
        </table:table-row>
        <table:table-row table:style-name="ro1">
          <table:table-cell office:value-type="string" calcext:value-type="string">
            <text:p>Back Glass Damaged</text:p>
          </table:table-cell>
        </table:table-row>
        <table:table-row table:style-name="ro1">
          <table:table-cell office:value-type="string" calcext:value-type="string">
            <text:p>Diagnostics</text:p>
          </table:table-cell>
        </table:table-row>
      </table:table>
      <table:table table:name="Devices" table:style-name="ta1">
        <table:table-column table:style-name="co5" table:number-columns-repeated="3" table:default-cell-style-name="Default"/>
        <table:table-row table:style-name="ro1">
          <table:table-cell office:value-type="string" calcext:value-type="string">
            <text:p>Brand</text:p>
          </table:table-cell>
          <table:table-cell office:value-type="string" calcext:value-type="string">
            <text:p>Category</text:p>
          </table:table-cell>
          <table:table-cell office:value-type="string" calcext:value-type="string">
            <text:p>Model</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4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5</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5c</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5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6</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6 Plu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6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6s Plu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SE (1st generation)</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7</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7 Plu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8</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8 Plu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X</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XR</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XS</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XS Max</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1</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1 Pro</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1 Pro Max</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SE (2nd generation)</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2 mini</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2</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2 Pro</text:p>
          </table:table-cell>
        </table:table-row>
        <table:table-row table:style-name="ro1">
          <table:table-cell office:value-type="string" calcext:value-type="string">
            <text:p>Apple</text:p>
          </table:table-cell>
          <table:table-cell office:value-type="string" calcext:value-type="string">
            <text:p>Smartphones</text:p>
          </table:table-cell>
          <table:table-cell office:value-type="string" calcext:value-type="string">
            <text:p>iPhone 12 Pro Max</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3rd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Mini</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4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Air</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Mini 2</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Mini 3</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Air 2</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Mini 4</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Pro (1st, 12.9'')</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Pro (1st, 9.7'')</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5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Pro (2nd, 10.5''/12.9'')</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6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Pro (3rd, 11"/12.9")</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Air (3rd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Mini (5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7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Pro (4th, 11"/12.9")</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8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Air (4th generation)</text:p>
          </table:table-cell>
        </table:table-row>
        <table:table-row table:style-name="ro1">
          <table:table-cell office:value-type="string" calcext:value-type="string">
            <text:p>Apple</text:p>
          </table:table-cell>
          <table:table-cell office:value-type="string" calcext:value-type="string">
            <text:p>Tablets</text:p>
          </table:table-cell>
          <table:table-cell office:value-type="string" calcext:value-type="string">
            <text:p>iPad Pro (5th, 11"/12.9")</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Edg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Edge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Duo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activ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4 Mini I9195I</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5 Ne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Edge+ Duo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Edg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6 Edge+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7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7 Edge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7 Edg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8 Activ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9</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9+</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 Light Luxury</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1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1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10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1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 Ultra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 Ultra/LT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 F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0 FE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1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1+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S21 Ultra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5</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5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7 (US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 F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9</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1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1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1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1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10 Lit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2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2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20 Ultra</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Note20 Ultra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Fold</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Fold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Z Fold2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 (201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 (201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9 (201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9 Pro (201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8 (201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3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6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6+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8 Star (A9 Star)</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9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6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8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1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2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20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3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4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6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2 Cor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80</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10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10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0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30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90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0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20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1</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1</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01</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31</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1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41</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 Quantum</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21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1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21</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01 Cor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1 5G UW</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1 5G UW</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42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12</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02s</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32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02</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32</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2 5G</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52</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A72</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C9 Pr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C7 Pr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C5 Pr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C7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E5</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E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On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On5 Pr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On7 Pr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On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On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Prim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5 Prim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2 Prim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1 Mini Prim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3 Emerg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V</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5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Max</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Pr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3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2 (2017)</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2 Pro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Prime 2</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Duo</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4</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3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7 (2018)</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2 Cor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4+</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6+</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4 Core</text:p>
          </table:table-cell>
        </table:table-row>
        <table:table-row table:style-name="ro1">
          <table:table-cell office:value-type="string" calcext:value-type="string">
            <text:p>Samsung</text:p>
          </table:table-cell>
          <table:table-cell office:value-type="string" calcext:value-type="string">
            <text:p>Smartphones</text:p>
          </table:table-cell>
          <table:table-cell office:value-type="string" calcext:value-type="string">
            <text:p>Samsung Galaxy J2 Core (2020)</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2 9.7</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E 8.0</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7.0 (2016)</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10.1 (2016)</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J</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3 9.7</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8.0 (2017)</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ctive 2</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10.5</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4 10.5</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8.0 (2018)</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dvanced2</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8.0 &amp; S Pen (2019)</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10.1 (2019)</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5e</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8.0 (2019)</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6</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ctive Pro</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6 5G</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 8.4 (2020)</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6 Lite</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7</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S7+</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7 10.4 (2020)</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Tab Active3</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Grand Prime Plus <text:s text:c="7"/></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3</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3 G389F</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4</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4s</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Pro</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FieldPro</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Xcover 5</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View2</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Z Flip</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Z Flip 5G</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F41</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F62</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F02s</text:p>
          </table:table-cell>
        </table:table-row>
        <table:table-row table:style-name="ro1">
          <table:table-cell office:value-type="string" calcext:value-type="string">
            <text:p>Samsung</text:p>
          </table:table-cell>
          <table:table-cell office:value-type="string" calcext:value-type="string">
            <text:p>Tablets</text:p>
          </table:table-cell>
          <table:table-cell office:value-type="string" calcext:value-type="string">
            <text:p>Samsung Galaxy F1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3">00/00/0000</text:date>, <text:time style:data-style-name="N2" text:time-value="10:34:43.1579522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7:06:03.291587973</meta:creation-date>
    <dc:date>2021-05-13T14:40:09.196904251</dc:date>
    <meta:editing-duration>PT5H16M35S</meta:editing-duration>
    <meta:editing-cycles>27</meta:editing-cycles>
    <meta:generator>LibreOffice/6.4.6.2$Linux_X86_64 LibreOffice_project/40$Build-2</meta:generator>
    <meta:document-statistic meta:table-count="3" meta:cell-count="781" meta:object-count="0"/>
  </office:meta>
</office:document-meta>
</file>